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4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2.0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 (205.88 per volt)</text:p>
          </table:table-cell>
          <table:table-cell table:number-columns-repeated="102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VEHICLE CAN T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VEHICLE CAN Rx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PARTY CAN T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PARTY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2:52:28.216846842</meta:creation-date>
    <meta:generator>LibreOffice/7.3.6.2$Linux_X86_64 LibreOffice_project/30$Build-2</meta:generator>
    <dc:date>2022-09-23T10:41:31.866355238</dc:date>
    <meta:editing-duration>PT21H40M48S</meta:editing-duration>
    <meta:editing-cycles>91</meta:editing-cycles>
    <dc:creator>David Fiddes</dc:creator>
    <meta:document-statistic meta:table-count="1" meta:cell-count="534" meta:object-count="0"/>
  </office:meta>
</office:document-meta>
</file>